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3.4771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4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5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4">Held on</text:p>
          </table:table-cell>
          <table:table-cell table:style-name="Table1.B2" office:value-type="string">
            <text:p text:style-name="P2">21<text:span text:style-name="T2">st</text:span> January 2013 Time : 3.00 PM to 3.30 PM; GMRT Conference room, Nimisha on Telconf from NCRA</text:p>
          </table:table-cell>
        </table:table-row>
        <table:table-row>
          <table:table-cell table:style-name="Table1.A2" office:value-type="string">
            <text:p text:style-name="P4">Attendees</text:p>
          </table:table-cell>
          <table:table-cell table:style-name="Table1.B2" office:value-type="string">
            <text:p text:style-name="P2">Nimisha, Raju, Santaji and Naresh</text:p>
          </table:table-cell>
        </table:table-row>
        <table:table-row>
          <table:table-cell table:style-name="Table1.A4" office:value-type="string">
            <text:p text:style-name="P4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4">Highlights</text:p>
            <text:p text:style-name="P4">and items</text:p>
            <text:p text:style-name="P4">discussed </text:p>
          </table:table-cell>
          <table:table-cell table:style-name="Table1.B2" office:value-type="string">
            <text:p text:style-name="P2"><text:s text:c="13"/>Discussed following items :</text:p>
            <text:p text:style-name="P3"/>
            <text:list xml:id="list918691919" text:style-name="L1">
              <text:list-item>
                <text:p text:style-name="P5">Raj informed that a prototype server has been implemented which writes all outgoing/incoming data on shared memory. One <text:s/>shared memory client has been written to read the data written by server.</text:p>
                <text:p text:style-name="P5"/>
              </text:list-item>
              <text:list-item>
                <text:p text:style-name="P5">NGK discussed about the document which S.Nayak ji has circulated.</text:p>
                <text:p text:style-name="P5">NGK suggested that we will have objective discussion related to the need of ABCCOM PC at antenna shell on Wednesday's plan meeting.</text:p>
                <text:p text:style-name="P5"/>
              </text:list-item>
              <text:list-item>
                <text:p text:style-name="P5">Santaji informed that he is busy in writing document related to various commands on Online and Abccom like power equalizer, phasing <text:s/>for TCS URS. This document will be useful for online_v2 development.</text:p>
                <text:p text:style-name="P5"/>
              </text:list-item>
              <text:list-item>
                <text:p text:style-name="P5">NGK asked for rough estimation of our budget requirement for Telemetry lab. We will prepare it and send it by today evening.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1-21T16:33:26</dc:date>
    <dc:creator>teleset </dc:creator>
    <meta:editing-duration>PT11H</meta:editing-duration>
    <meta:editing-cycles>123</meta:editing-cycles>
    <meta:generator>LibreOffice/3.4$Linux LibreOffice_project/340m1$Build-602</meta:generator>
    <meta:document-statistic meta:table-count="1" meta:image-count="0" meta:object-count="0" meta:page-count="1" meta:paragraph-count="21" meta:word-count="176" meta:character-count="1061" meta:non-whitespace-character-count="886"/>
  </office:meta>
</office:document-meta>
</file>